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" fo:font-weight="bold"/>
    </style:style>
    <style:style style:name="P2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JetBrains Mono"/>
    </style:style>
    <style:style style:name="P3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4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5" style:family="paragraph" style:parent-style-name="Preformatted_20_Text">
      <style:paragraph-properties fo:background-color="#2b2b2b">
        <style:background-image/>
      </style:paragraph-properties>
      <style:text-properties fo:color="#e8bf6a" style:font-name="JetBrains Mono"/>
    </style:style>
    <style:style style:name="P6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8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9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weight="bold"/>
    </style:style>
    <style:style style:name="T1" style:family="text">
      <style:text-properties fo:font-weight="bold"/>
    </style:style>
    <style:style style:name="T2" style:family="text">
      <style:text-properties style:font-name="JetBrains Mono"/>
    </style:style>
    <style:style style:name="T3" style:family="text">
      <style:text-properties style:font-name="JetBrains Mono" fo:font-weight="bold"/>
    </style:style>
    <style:style style:name="T4" style:family="text">
      <style:text-properties fo:color="#cc7832"/>
    </style:style>
    <style:style style:name="T5" style:family="text">
      <style:text-properties fo:color="#cc7832" style:font-name="JetBrains Mono"/>
    </style:style>
    <style:style style:name="T6" style:family="text">
      <style:text-properties fo:color="#cc7832" style:font-name="JetBrains Mono" style:text-underline-style="none"/>
    </style:style>
    <style:style style:name="T7" style:family="text">
      <style:text-properties fo:color="#a9b7c6" style:font-name="JetBrains Mono"/>
    </style:style>
    <style:style style:name="T8" style:family="text">
      <style:text-properties fo:color="#a9b7c6" style:font-name="JetBrains Mono" style:text-underline-style="none"/>
    </style:style>
    <style:style style:name="T9" style:family="text">
      <style:text-properties fo:color="#e8bf6a"/>
    </style:style>
    <style:style style:name="T10" style:family="text">
      <style:text-properties fo:color="#e8bf6a" style:font-name="JetBrains Mono"/>
    </style:style>
    <style:style style:name="T11" style:family="text">
      <style:text-properties fo:color="#bababa" style:font-name="JetBrains Mono"/>
    </style:style>
    <style:style style:name="T12" style:family="text">
      <style:text-properties fo:color="#6a8759"/>
    </style:style>
    <style:style style:name="T13" style:family="text">
      <style:text-properties fo:color="#6a8759" style:font-name="JetBrains Mono"/>
    </style:style>
    <style:style style:name="T14" style:family="text">
      <style:text-properties fo:color="#9876aa"/>
    </style:style>
    <style:style style:name="T15" style:family="text">
      <style:text-properties fo:color="#9876aa" style:font-name="JetBrains Mono"/>
    </style:style>
    <style:style style:name="T16" style:family="text">
      <style:text-properties fo:color="#9876aa" style:font-name="JetBrains Mono" style:text-underline-style="none"/>
    </style:style>
    <style:style style:name="T17" style:family="text">
      <style:text-properties fo:color="#808080"/>
    </style:style>
    <style:style style:name="T18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ok app</text:p>
      <text:p text:style-name="Standard"/>
      <text:p text:style-name="Standard">1- Crear splash screen xml y activity para llamar <text:span text:style-name="T7">ActivityMainBinding</text:span></text:p>
      <text:p text:style-name="Standard"/>
      <text:p text:style-name="Standard">2-Verificar el gradle módulo "build.gradle" e ingresar el siguiente código para crear </text:p>
      <text:p text:style-name="Standard"/>
      <text:p text:style-name="Standard">Código:</text:p>
      <text:p text:style-name="Standard"/>
      <text:p text:style-name="P4">buildFeatures <text:span text:style-name="T1">{</text:span></text:p>
      <text:p text:style-name="P3"><text:s text:c="4"/><text:span text:style-name="T2">viewBinding </text:span><text:span text:style-name="T5">true</text:span><text:span text:style-name="T2">;</text:span></text:p>
      <text:p text:style-name="P1">}</text:p>
      <text:p text:style-name="Standard">3-Implementar colores para la app</text:p>
      <text:p text:style-name="Standard">Código:</text:p>
      <text:p text:style-name="Standard"/>
      <text:p text:style-name="P5">&lt;resources&gt;</text:p>
      <text:p text:style-name="P3"><text:span text:style-name="T9"><text:s text:c="4"/></text:span><text:span text:style-name="T10">&lt;color </text:span><text:span text:style-name="T11">name</text:span><text:span text:style-name="T13">="black"</text:span><text:span text:style-name="T10">&gt;</text:span><text:span text:style-name="T2">#FF000000</text:span><text:span text:style-name="T10">&lt;/color&gt;</text:span></text:p>
      <text:p text:style-name="P3"><text:span text:style-name="T9"><text:s text:c="4"/></text:span><text:span text:style-name="T10">&lt;color </text:span><text:span text:style-name="T11">name</text:span><text:span text:style-name="T13">="gray"</text:span><text:span text:style-name="T10">&gt;</text:span><text:span text:style-name="T2">#404040</text:span><text:span text:style-name="T10">&lt;/color&gt;</text:span></text:p>
      <text:p text:style-name="P3"><text:span text:style-name="T9"><text:s text:c="4"/></text:span><text:span text:style-name="T10">&lt;color </text:span><text:span text:style-name="T11">name</text:span><text:span text:style-name="T13">="white"</text:span><text:span text:style-name="T10">&gt;</text:span><text:span text:style-name="T2">#FFFFFFFF</text:span><text:span text:style-name="T10">&lt;/color&gt;</text:span></text:p>
      <text:p text:style-name="P3"><text:span text:style-name="T9"><text:s text:c="4"/></text:span><text:span text:style-name="T10">&lt;color </text:span><text:span text:style-name="T11">name</text:span><text:span text:style-name="T13">="celestial"</text:span><text:span text:style-name="T10">&gt;</text:span><text:span text:style-name="T2">#22C6A8</text:span><text:span text:style-name="T10">&lt;/color&gt;</text:span></text:p>
      <text:p text:style-name="P3"><text:span text:style-name="T9"><text:s text:c="4"/></text:span><text:span text:style-name="T10">&lt;color </text:span><text:span text:style-name="T11">name</text:span><text:span text:style-name="T13">="yellow"</text:span><text:span text:style-name="T10">&gt;</text:span><text:span text:style-name="T2">#CDBB10</text:span><text:span text:style-name="T10">&lt;/color&gt;</text:span></text:p>
      <text:p text:style-name="P3"><text:span text:style-name="T9"><text:s text:c="4"/></text:span><text:span text:style-name="T10">&lt;color </text:span><text:span text:style-name="T11">name</text:span><text:span text:style-name="T13">="blue"</text:span><text:span text:style-name="T10">&gt;</text:span><text:span text:style-name="T2">#0B469E</text:span><text:span text:style-name="T10">&lt;/color&gt;</text:span></text:p>
      <text:p text:style-name="P3"><text:span text:style-name="T9"><text:s text:c="4"/></text:span><text:span text:style-name="T10">&lt;color </text:span><text:span text:style-name="T11">name</text:span><text:span text:style-name="T13">="red"</text:span><text:span text:style-name="T10">&gt;</text:span><text:span text:style-name="T2">#A61010</text:span><text:span text:style-name="T10">&lt;/color&gt;</text:span></text:p>
      <text:p text:style-name="P3"><text:span text:style-name="T9"><text:s text:c="4"/></text:span><text:span text:style-name="T10">&lt;color </text:span><text:span text:style-name="T11">name</text:span><text:span text:style-name="T13">="green"</text:span><text:span text:style-name="T10">&gt;</text:span><text:span text:style-name="T2">#29BA0F</text:span><text:span text:style-name="T10">&lt;/color&gt;</text:span></text:p>
      <text:p text:style-name="P3"><text:span text:style-name="T9"><text:s text:c="4"/></text:span><text:span text:style-name="T10">&lt;color </text:span><text:span text:style-name="T11">name</text:span><text:span text:style-name="T13">="orange"</text:span><text:span text:style-name="T10">&gt;</text:span><text:span text:style-name="T2">#CA8116</text:span><text:span text:style-name="T10">&lt;/color&gt;</text:span></text:p>
      <text:p text:style-name="P2">&lt;/resources&gt;</text:p>
      <text:p text:style-name="Standard">4-Para crerar iconos : Click derecho, new, Vector Asset y creas el icono en drawale</text:p>
      <text:p text:style-name="Standard"/>
      <text:p text:style-name="Standard">5-Despues de crear el diseño del splash, registro, login, dashboard del admin, dashboard del usuario, debe crear los sdk del Analytics de firebase para lo paquetes necesarios, abrir Tools/firebase/Analytics y agregar las librerías "Accept Changes"</text:p>
      <text:p text:style-name="Standard"/>
      <text:p text:style-name="Standard"/>
      <text:p text:style-name="Standard">6-Agregar en firebase "Cloud Firestore", agregar los paquetes igualmenete en java "Accept Changes" </text:p>
      <text:p text:style-name="Standard"/>
      <text:p text:style-name="Standard">7-Agregar "Storage" Y borrar ": if false" en la reglas y publicar</text:p>
      <text:p text:style-name="Standard"/>
      <text:p text:style-name="Standard">8-Crear el registro de usuario en "C:\Users\JOSE\AndroidStudioProjects\BookApp\app\src\main\java\com\pack\bookapp\RegisterActivity.java"</text:p>
      <text:p text:style-name="Standard"/>
      <text:p text:style-name="Standard">9-Para crear el archivo shape_button02 en new drawable en root element nombrar "shape"</text:p>
      <text:p text:style-name="Standard"/>
      <text:p text:style-name="Standard">10-Intalar paquete de pdf en el build.gradle "<text:span text:style-name="T7">implementation </text:span><text:span text:style-name="T13">'com.github.barteksc:android-pdf-viewer:2.8.2'</text:span></text:p>
      <text:p text:style-name="Standard">" o buscar el sitio de github url:<text:a xlink:type="simple" xlink:href="https://github.com/barteksc/AndroidPdfViewer" text:style-name="Internet_20_link" text:visited-style-name="Visited_20_Internet_20_Link">GitHub - barteksc/AndroidPdfViewer: Android view for displaying PDFs rendered with PdfiumAndroid</text:a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1-Al implementar la depencias ocurre un error que debe configurarse para instalar bien la dependencia del pdf </text:p>
      <text:p text:style-name="Standard"/>
      <text:p text:style-name="Standard">Código a ingresar en archivo "C:\Users\JOSE\AndroidStudioProjects\BookApp\settings.gradle":</text:p>
      <text:p text:style-name="Standard"/>
      <text:p text:style-name="P4"><text:span text:style-name="T14">pluginManagement </text:span><text:span text:style-name="T1">{</text:span></text:p>
      <text:p text:style-name="P3"><text:s text:c="4"/><text:span text:style-name="T15">repositories </text:span><text:span text:style-name="T3">{</text:span></text:p>
      <text:p text:style-name="P3"><text:s text:c="8"/><text:span text:style-name="T2">google()</text:span></text:p>
      <text:p text:style-name="P3"><text:s text:c="8"/><text:span text:style-name="T2">mavenCentral()</text:span></text:p>
      <text:p text:style-name="P3"><text:s text:c="8"/><text:span text:style-name="T2">gradlePluginPortal()</text:span></text:p>
      <text:p text:style-name="P3"><text:s text:c="4"/><text:span text:style-name="T3">}</text:span></text:p>
      <text:p text:style-name="P9">}</text:p>
      <text:p text:style-name="P4"><text:span text:style-name="T14">dependencyResolutionManagement </text:span><text:span text:style-name="T1">{</text:span></text:p>
      <text:p text:style-name="P3"><text:s text:c="4"/><text:span text:style-name="T15">repositoriesMode</text:span><text:span text:style-name="T2">.set(RepositoriesMode.FAIL_ON_PROJECT_REPOS)</text:span></text:p>
      <text:p text:style-name="P3"><text:s text:c="4"/><text:span text:style-name="T15">repositories </text:span><text:span text:style-name="T3">{</text:span></text:p>
      <text:p text:style-name="P3"><text:s text:c="8"/><text:span text:style-name="T2">google()</text:span></text:p>
      <text:p text:style-name="P3"><text:s text:c="8"/><text:span text:style-name="T2">mavenCentral()</text:span></text:p>
      <text:p text:style-name="P3"><text:s text:c="8"/><text:span text:style-name="T2">maven </text:span><text:span text:style-name="T3">{ </text:span><text:span text:style-name="T2">url </text:span><text:span text:style-name="T13">"https://jcenter.bintray.com" </text:span><text:span text:style-name="T3">}</text:span></text:p>
      <text:p text:style-name="P3"><text:s text:c="4"/><text:span text:style-name="T3">}</text:span></text:p>
      <text:p text:style-name="P9">}</text:p>
      <text:p text:style-name="P4"><text:span text:style-name="T14">rootProject</text:span>.<text:span text:style-name="T14">name </text:span>= <text:span text:style-name="T12">"Book App"</text:span></text:p>
      <text:p text:style-name="P6">include <text:span text:style-name="T12">':app'</text:span></text:p>
      <text:p text:style-name="Standard">Código a ingresar en archivo "C:\Users\JOSE\AndroidStudioProjects\BookApp\gradle.properties":</text:p>
      <text:p text:style-name="Standard"/>
      <text:p text:style-name="Standard"/>
      <text:p text:style-name="P4"><text:span text:style-name="T4">org.gradle.jvmargs</text:span><text:span text:style-name="T17">=</text:span><text:span text:style-name="T12">-Xmx2048m -Dfile.encoding=UTF-8</text:span></text:p>
      <text:p text:style-name="P4"><text:span text:style-name="T4">android.useAndroidX</text:span><text:span text:style-name="T17">=</text:span><text:span text:style-name="T12">true</text:span></text:p>
      <text:p text:style-name="P4"><text:span text:style-name="T4">android.nonTransitiveRClass</text:span><text:span text:style-name="T17">=</text:span><text:span text:style-name="T12">true</text:span></text:p>
      <text:p text:style-name="P6"><text:span text:style-name="T4">android.enableJetifier</text:span><text:span text:style-name="T17">=</text:span><text:span text:style-name="T12">true</text:span></text:p>
      <text:p text:style-name="Standard"><text:span text:style-name="T18">12-En caso de dar error en el archivo "C:\Users\JOSE\AndroidStudioProjects\BookApp\app\src\main\java\com\pack\bookapp\adapters\AdapterPdfAdmin.java"en código "</text:span><text:span text:style-name="T16">moreBtn </text:span><text:span text:style-name="T8">= </text:span><text:span text:style-name="T16">binding</text:span><text:span text:style-name="T8">.</text:span><text:span text:style-name="T16">moreBtn</text:span><text:span text:style-name="T6">;</text:span></text:p>
      <text:p text:style-name="Standard"><text:span text:style-name="T18">" migrar a tipo imagen botón.</text:span></text:p>
      <text:p text:style-name="Standard"><text:span text:style-name="T18"/></text:p>
      <text:p text:style-name="Standard"><text:span text:style-name="T18">13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6H50M4S</meta:editing-duration>
    <meta:editing-cycles>7</meta:editing-cycles>
    <meta:generator>OpenOffice/4.1.14$Win32 OpenOffice.org_project/4114m1$Build-9811</meta:generator>
    <dc:date>2023-08-06T04:05:38.38</dc:date>
    <dc:creator>José Miguel Calderón Cayunao</dc:creator>
    <meta:document-statistic meta:table-count="0" meta:image-count="0" meta:object-count="0" meta:page-count="2" meta:paragraph-count="55" meta:word-count="261" meta:character-count="2586"/>
    <meta:user-defined meta:name="Info 1"/>
    <meta:user-defined meta:name="Info 2"/>
    <meta:user-defined meta:name="Info 3"/>
    <meta:user-defined meta:name="Info 4"/>
  </office:meta>
</office:document-meta>
</file>